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3.228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313cm" style:use-optimal-column-width="false"/>
    </style:style>
    <style:style style:name="co6" style:family="table-column">
      <style:table-column-properties style:column-width="3.316cm" style:use-optimal-column-width="false"/>
    </style:style>
    <style:style style:name="co7" style:family="table-column">
      <style:table-column-properties style:column-width="3.284cm" style:use-optimal-column-width="false"/>
    </style:style>
    <style:style style:name="co8" style:family="table-column">
      <style:table-column-properties style:column-width="3.285cm" style:use-optimal-column-width="false"/>
    </style:style>
    <style:style style:name="co9" style:family="table-column">
      <style:table-column-properties style:column-width="3.279cm" style:use-optimal-column-width="false"/>
    </style:style>
    <style:style style:name="co10" style:family="table-column">
      <style:table-column-properties style:column-width="3.311cm" style:use-optimal-column-width="false"/>
    </style:style>
    <style:style style:name="co11" style:family="table-column">
      <style:table-column-properties style:column-width="3.312cm" style:use-optimal-column-width="false"/>
    </style:style>
    <style:style style:name="co12" style:family="table-column">
      <style:table-column-properties style:column-width="4.184cm" style:use-optimal-column-width="false"/>
    </style:style>
    <style:style style:name="co13" style:family="table-column">
      <style:table-column-properties style:column-width="4.186cm" style:use-optimal-column-width="false"/>
    </style:style>
    <style:style style:name="ro1" style:family="table-row">
      <style:table-row-properties style:row-height="1.951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943cm"/>
    </style:style>
    <style:style style:name="ro4" style:family="table-row">
      <style:table-row-properties style:row-height="2.421cm"/>
    </style:style>
    <style:style style:name="ro5" style:family="table-row">
      <style:table-row-properties style:row-height="2.423cm"/>
    </style:style>
    <style:style style:name="ro6" style:family="table-row">
      <style:table-row-properties style:row-height="2.544cm"/>
    </style:style>
    <style:style style:name="ro7" style:family="table-row">
      <style:table-row-properties style:row-height="2.201cm"/>
    </style:style>
    <style:style style:name="ro8" style:family="table-row">
      <style:table-row-properties style:row-height="-1.206cm"/>
    </style:style>
    <style:style style:name="ce1" style:family="table-cell">
      <style:graphic-properties style:repeat="repeat"/>
      <style:paragraph-properties fo:margin-left="0cm" fo:margin-right="0cm" fo:text-indent="0cm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6600"/>
    </style:style>
    <style:style style:name="ce4" style:family="table-cell">
      <style:graphic-properties style:repeat="repeat"/>
      <style:paragraph-properties fo:margin-left="0cm" fo:margin-right="0cm" fo:text-align="center" fo:text-indent="0cm"/>
      <style:text-properties fo:color="#ff6600" fo:font-size="40pt" style:font-size-asian="40pt" style:font-size-complex="40pt"/>
    </style:style>
    <style:style style:name="ce5" style:family="table-cell">
      <style:graphic-properties style:repeat="repeat"/>
      <style:paragraph-properties fo:text-align="center"/>
      <style:text-properties fo:color="#ff6600"/>
    </style:style>
    <style:style style:name="ce6" style:family="table-cell">
      <style:graphic-properties style:repeat="repeat"/>
      <style:paragraph-properties fo:text-align="center"/>
      <style:text-properties fo:color="#ff6600" fo:font-weight="bold" style:font-weight-asian="bold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600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6600"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774cm" svg:height="1.95cm" svg:x="21.342cm" svg:y="12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57cm" svg:height="1.839cm" svg:x="13.653cm" svg:y="24.9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 table:style-name="ce1">
                <text:p text:style-name="P2"><text:span text:style-name="T1">3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9</text:span></text:p>
              </table:table-cell>
              <table:table-cell>
                <text:p text:style-name="P2"><text:span text:style-name="T1">8</text:span></text:p>
              </table:table-cell>
              <table:table-cell table:style-name="ce3">
                <text:p text:style-name="P2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935cm" svg:height="1.942cm" svg:x="46.488cm" svg:y="25.0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6"/>
            <table:table-row table:style-name="ro3" table:default-cell-style-name="ce2">
              <table:table-cell table:style-name="ce1">
                <text:p text:style-name="P1"><text:span text:style-name="T1">2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132cm" svg:height="1.839cm" svg:x="21.267cm" svg:y="32.66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9"/>
            <table:table-row table:style-name="ro2" table:default-cell-style-name="ce2">
              <table:table-cell table:style-name="ce1">
                <text:p text:style-name="P1"><text:span text:style-name="T1">6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22cm" svg:height="1.839cm" svg:x="42.021cm" svg:y="32.42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2">
              <table:table-cell table:style-name="ce4">
                <text:p text:style-name="P2"><text:span text:style-name="T1">12</text:span></text:p>
              </table:table-cell>
              <table:table-cell table:style-name="ce5">
                <text:p text:style-name="P2"><text:span text:style-name="T1">1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311cm" svg:height="1.839cm" svg:x="58.012cm" svg:y="32.318cm">
          <table:table table:template-name="default" table:use-first-row-styles="true" table:use-banding-rows-styles="true">
            <table:table-column table:style-name="co11"/>
            <table:table-row table:style-name="ro2">
              <table:table-cell table:style-name="ce1">
                <text:p text:style-name="P1"><text:span text:style-name="T1">2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183cm" svg:height="2.42cm" svg:x="18.791cm" svg:y="42.363cm">
          <table:table table:template-name="default" table:use-first-row-styles="true" table:use-banding-rows-styles="true">
            <table:table-column table:style-name="co12"/>
            <table:table-row table:style-name="ro4">
              <table:table-cell table:style-name="ce6">
                <text:p text:style-name="P2"><text:span text:style-name="T1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557cm" svg:height="2.422cm" svg:x="28.035cm" svg:y="42.46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5" table:default-cell-style-name="ce2">
              <table:table-cell table:style-name="ce7">
                <text:p text:style-name="P1"><text:span text:style-name="T1">9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85cm" svg:height="2.543cm" svg:x="41.983cm" svg:y="42.301cm">
          <table:table table:template-name="default" table:use-first-row-styles="true" table:use-banding-rows-styles="true">
            <table:table-column table:style-name="co13"/>
            <table:table-row table:style-name="ro6">
              <table:table-cell table:style-name="ce7">
                <text:p text:style-name="P2"><text:span text:style-name="T1">1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185cm" svg:height="2.2cm" svg:x="50.632cm" svg:y="42.109cm">
          <table:table table:template-name="default" table:use-first-row-styles="true" table:use-banding-rows-styles="true">
            <table:table-column table:style-name="co13"/>
            <table:table-row table:style-name="ro7">
              <table:table-cell table:style-name="ce7">
                <text:p text:style-name="P1"><text:span text:style-name="T1">12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" draw:text-style-name="P1" draw:layer="layout" svg:x1="32.75cm" svg:y1="16.812cm" svg:x2="16.251cm" svg:y2="24.306cm">
          <text:p/>
        </draw:line>
        <draw:line draw:style-name="gr1" draw:text-style-name="P1" draw:layer="layout" svg:x1="19.161cm" svg:y1="28.496cm" svg:x2="8.493cm" svg:y2="32.433cm">
          <text:p/>
        </draw:line>
        <draw:line draw:style-name="gr1" draw:text-style-name="P1" draw:layer="layout" svg:x1="10.399cm" svg:y1="32.941cm" svg:x2="20.685cm" svg:y2="29.246cm">
          <text:p/>
        </draw:line>
        <draw:line draw:style-name="gr1" draw:text-style-name="P1" draw:layer="layout" svg:x1="26.527cm" svg:y1="36.878cm" svg:x2="18.907cm" svg:y2="42.212cm">
          <text:p/>
        </draw:line>
        <draw:line draw:style-name="gr1" draw:text-style-name="P1" draw:layer="layout" svg:x1="22.717cm" svg:y1="41.958cm" svg:x2="27.543cm" svg:y2="37.513cm">
          <text:p/>
        </draw:line>
        <draw:line draw:style-name="gr1" draw:text-style-name="P1" draw:layer="layout" svg:x1="27.543cm" svg:y1="37.64cm" svg:x2="30.718cm" svg:y2="42.085cm">
          <text:p/>
        </draw:line>
        <draw:line draw:style-name="gr1" draw:text-style-name="P1" draw:layer="layout" svg:x1="36.56cm" svg:y1="42.212cm" svg:x2="29.067cm" svg:y2="36.878cm">
          <text:p/>
        </draw:line>
        <draw:line draw:style-name="gr1" draw:text-style-name="P1" draw:layer="layout" svg:x1="22.474cm" svg:y1="24.56cm" svg:x2="33.639cm" svg:y2="17.574cm">
          <text:p/>
        </draw:line>
        <draw:line draw:style-name="gr1" draw:text-style-name="P1" draw:layer="layout" svg:x1="34.02cm" svg:y1="17.447cm" svg:x2="50.16cm" svg:y2="24.687cm">
          <text:p/>
        </draw:line>
        <draw:line draw:style-name="gr1" draw:text-style-name="P1" draw:layer="layout" svg:x1="55.991cm" svg:y1="24.813cm" svg:x2="35.163cm" svg:y2="16.685cm">
          <text:p/>
        </draw:line>
        <draw:frame draw:style-name="gr2" draw:text-style-name="P3" draw:layer="layout" svg:width="7.493cm" svg:height="1.513cm" svg:x="16.513cm" svg:y="20.264cm">
          <draw:text-box>
            <text:p text:style-name="P3"><text:span text:style-name="T3">qs(arr, left, p)</text:span></text:p>
          </draw:text-box>
        </draw:frame>
        <draw:frame draw:style-name="gr2" draw:text-style-name="P3" draw:layer="layout" svg:width="8.001cm" svg:height="1.513cm" svg:x="35.555cm" svg:y="20.804cm">
          <draw:text-box>
            <text:p text:style-name="P3"><text:span text:style-name="T3">qs(arr, right, p)</text:span></text:p>
          </draw:text-box>
        </draw:frame>
        <draw:frame draw:style-name="gr3" draw:text-style-name="P3" draw:layer="layout" svg:width="5.461cm" svg:height="1.524cm" svg:x="31.6cm" svg:y="15.27cm">
          <draw:text-box>
            <text:p text:style-name="P3"><text:span text:style-name="T3">partition()</text:span></text:p>
          </draw:text-box>
        </draw:frame>
        <draw:custom-shape draw:style-name="gr4" draw:text-style-name="P1" draw:layer="layout" svg:width="1.27cm" svg:height="1.524cm" svg:x="22.083cm" svg:y="10.2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1.778cm" svg:x="14.717cm" svg:y="22.5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397cm" svg:height="1.27cm" svg:x="46.594cm" svg:y="23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6.619cm" svg:height="1.839cm" svg:x="27.502cm" svg:y="50.89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>
              <table:table-cell table:style-name="ce1">
                <text:p text:style-name="P2"><text:span text:style-name="T1">8</text:span></text:p>
              </table:table-cell>
              <table:table-cell table:style-name="ce2">
                <text:p text:style-name="P1"><text:span text:style-name="T1">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309cm" svg:height="1.839cm" svg:x="37.848cm" svg:y="50.75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<text:span text:style-name="T1">1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309cm" svg:height="1.839cm" svg:x="7.739cm" svg:y="32.6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4">
                <text:p text:style-name="P2"><text:span text:style-name="T1">3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309cm" svg:height="1.839cm" svg:x="26.233cm" svg:y="59.16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4">
                <text:p text:style-name="P2"><text:span text:style-name="T1">8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309cm" svg:height="1.839cm" svg:x="33.217cm" svg:y="59.393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ce1">
                <text:p text:style-name="P2"><text:span text:style-name="T1">9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3" draw:text-style-name="P3" draw:layer="layout" svg:width="5.461cm" svg:height="1.524cm" svg:x="18.654cm" svg:y="27.227cm">
          <draw:text-box>
            <text:p text:style-name="P3"><text:span text:style-name="T3">partition()</text:span></text:p>
          </draw:text-box>
        </draw:frame>
        <draw:line draw:style-name="gr1" draw:text-style-name="P1" draw:layer="layout" svg:x1="20.812cm" svg:y1="29.385cm" svg:x2="23.479cm" svg:y2="32.56cm">
          <text:p/>
        </draw:line>
        <draw:line draw:style-name="gr1" draw:text-style-name="P1" draw:layer="layout" svg:x1="30.972cm" svg:y1="32.306cm" svg:x2="22.59cm" svg:y2="28.623cm">
          <text:p/>
        </draw:line>
        <draw:frame draw:style-name="gr3" draw:text-style-name="P3" draw:layer="layout" svg:width="5.461cm" svg:height="1.524cm" svg:x="49.515cm" svg:y="27.227cm">
          <draw:text-box>
            <text:p text:style-name="P3"><text:span text:style-name="T3">partition()</text:span></text:p>
          </draw:text-box>
        </draw:frame>
        <draw:frame draw:style-name="gr3" draw:text-style-name="P3" draw:layer="layout" svg:width="5.461cm" svg:height="1.524cm" svg:x="31.601cm" svg:y="15.27cm">
          <draw:text-box>
            <text:p text:style-name="P3"><text:span text:style-name="T3">partition()</text:span></text:p>
          </draw:text-box>
        </draw:frame>
        <draw:frame draw:style-name="gr3" draw:text-style-name="P3" draw:layer="layout" svg:width="5.461cm" svg:height="1.524cm" svg:x="25.257cm" svg:y="35.1cm">
          <draw:text-box>
            <text:p text:style-name="P3"><text:span text:style-name="T3">partition()</text:span></text:p>
          </draw:text-box>
        </draw:frame>
        <draw:frame draw:style-name="gr3" draw:text-style-name="P3" draw:layer="layout" svg:width="5.461cm" svg:height="1.524cm" svg:x="43.037cm" svg:y="34.846cm">
          <draw:text-box>
            <text:p text:style-name="P3"><text:span text:style-name="T3">partition()</text:span></text:p>
          </draw:text-box>
        </draw:frame>
        <draw:frame draw:style-name="gr3" draw:text-style-name="P3" draw:layer="layout" svg:width="5.461cm" svg:height="1.524cm" svg:x="31.861cm" svg:y="45.641cm">
          <draw:text-box>
            <text:p text:style-name="P3"><text:span text:style-name="T3">partition()</text:span></text:p>
          </draw:text-box>
        </draw:frame>
        <draw:frame draw:style-name="gr3" draw:text-style-name="P4" draw:layer="layout" svg:width="5.461cm" svg:height="1.524cm" svg:x="29.321cm" svg:y="53.134cm">
          <draw:text-box>
            <text:p text:style-name="P4"><text:span text:style-name="T4">partition()</text:span></text:p>
          </draw:text-box>
        </draw:frame>
        <draw:line draw:style-name="gr1" draw:text-style-name="P1" draw:layer="layout" svg:x1="30.21cm" svg:y1="54.404cm" svg:x2="27.162cm" svg:y2="58.849cm">
          <text:p/>
        </draw:line>
        <draw:line draw:style-name="gr1" draw:text-style-name="P1" draw:layer="layout" svg:x1="29.067cm" svg:y1="58.976cm" svg:x2="30.972cm" svg:y2="55.166cm">
          <text:p/>
        </draw:line>
        <draw:line draw:style-name="gr1" draw:text-style-name="P1" draw:layer="layout" svg:x1="31.099cm" svg:y1="55.039cm" svg:x2="33.766cm" svg:y2="59.103cm">
          <text:p/>
        </draw:line>
        <draw:line draw:style-name="gr1" draw:text-style-name="P1" draw:layer="layout" svg:x1="35.163cm" svg:y1="58.595cm" svg:x2="31.861cm" svg:y2="54.531cm">
          <text:p/>
        </draw:line>
        <draw:line draw:style-name="gr1" draw:text-style-name="P1" draw:layer="layout" svg:x1="32.877cm" svg:y1="47.165cm" svg:x2="28.813cm" svg:y2="50.721cm">
          <text:p/>
        </draw:line>
        <draw:line draw:style-name="gr1" draw:text-style-name="P1" draw:layer="layout" svg:x1="32.623cm" svg:y1="50.467cm" svg:x2="34.147cm" svg:y2="47.8cm">
          <text:p/>
        </draw:line>
        <draw:line draw:style-name="gr1" draw:text-style-name="P1" draw:layer="layout" svg:x1="34.274cm" svg:y1="47.8cm" svg:x2="38.084cm" svg:y2="50.594cm">
          <text:p/>
        </draw:line>
        <draw:line draw:style-name="gr1" draw:text-style-name="P1" draw:layer="layout" svg:x1="40.751cm" svg:y1="50.213cm" svg:x2="35.163cm" svg:y2="47.165cm">
          <text:p/>
        </draw:line>
        <draw:line draw:style-name="gr1" draw:text-style-name="P1" draw:layer="layout" svg:x1="44.688cm" svg:y1="36.37cm" svg:x2="42.402cm" svg:y2="42.085cm">
          <text:p/>
        </draw:line>
        <draw:line draw:style-name="gr1" draw:text-style-name="P1" draw:layer="layout" svg:x1="45.069cm" svg:y1="41.704cm" svg:x2="45.831cm" svg:y2="37.259cm">
          <text:p/>
        </draw:line>
        <draw:line draw:style-name="gr1" draw:text-style-name="P1" draw:layer="layout" svg:x1="45.958cm" svg:y1="37.259cm" svg:x2="50.911cm" svg:y2="41.831cm">
          <text:p/>
        </draw:line>
        <draw:line draw:style-name="gr1" draw:text-style-name="P1" draw:layer="layout" svg:x1="54.467cm" svg:y1="41.577cm" svg:x2="46.593cm" svg:y2="36.37cm">
          <text:p/>
        </draw:line>
        <draw:line draw:style-name="gr1" draw:text-style-name="P1" draw:layer="layout" svg:x1="51.292cm" svg:y1="28.496cm" svg:x2="42.529cm" svg:y2="32.179cm">
          <text:p/>
        </draw:line>
        <draw:line draw:style-name="gr1" draw:text-style-name="P1" draw:layer="layout" svg:x1="48.244cm" svg:y1="32.179cm" svg:x2="51.8cm" svg:y2="28.75cm">
          <text:p/>
        </draw:line>
        <draw:line draw:style-name="gr1" draw:text-style-name="P1" draw:layer="layout" svg:x1="52.054cm" svg:y1="28.75cm" svg:x2="58.15cm" svg:y2="32.179cm">
          <text:p/>
        </draw:line>
        <draw:line draw:style-name="gr1" draw:text-style-name="P1" draw:layer="layout" svg:x1="60.817cm" svg:y1="31.925cm" svg:x2="52.943cm" svg:y2="28.75cm">
          <text:p/>
        </draw:line>
        <draw:custom-shape draw:style-name="gr4" draw:text-style-name="P1" draw:layer="layout" svg:width="1.016cm" svg:height="1.143cm" svg:x="21.32cm" svg:y="31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1.143cm" svg:x="28.305cm" svg:y="41.0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1.016cm" svg:x="42.783cm" svg:y="30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889cm" svg:x="28.051cm" svg:y="49.4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23:14:03.347161000</meta:creation-date>
    <dc:date>2014-07-01T23:25:50.217049000</dc:date>
    <meta:editing-duration>PT10M34S</meta:editing-duration>
    <meta:editing-cycles>2</meta:editing-cycles>
    <meta:generator>LibreOffice/4.2.5.2$MacOSX_X86_64 LibreOffice_project/61cb170a04bb1f12e77c884eab9192be736ec5f5</meta:generator>
    <meta:document-statistic meta:object-count="60"/>
  </office:meta>
</office:document-meta>
</file>